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Descrição do Padrão <text:line-break/>Propósito: O padrão Chain of Responsibility permite que um pedido seja passado por uma cadeia de handlers onde cada handler decide se pode processar o pedido ou se deve passá-lo para o próximo handler na cadeia. Esse padrão evita o acoplamento entre o remetente do pedido e o seu receptor.<text:line-break/>Problema que Resolve: Frequentemente, um pedido pode ser tratado de várias formas por diferentes objetos. Sem o padrão Chain of Responsibility, o remetente do pedido teria que conhecer todos os possíveis handlers e suas interações, o que cria um acoplamento forte e torna o código menos flexível e mais difícil de manter.<text:line-break/>Solução: O padrão permite que o remetente do pedido passe o pedido para um handler, que decide se pode tratar o pedido ou se deve passá-lo adiante. Isso desacopla o remetente do pedido dos handlers reais e permite que novos handlers sejam adicionados facilmente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